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f5ab" officeooo:paragraph-rsid="00152f86"/>
    </style:style>
    <style:style style:name="P2" style:family="paragraph" style:parent-style-name="Standard">
      <style:text-properties officeooo:rsid="000da72e" officeooo:paragraph-rsid="000da72e"/>
    </style:style>
    <style:style style:name="P3" style:family="paragraph" style:parent-style-name="Standard">
      <style:text-properties officeooo:rsid="000fda83" officeooo:paragraph-rsid="000fda83"/>
    </style:style>
    <style:style style:name="P4" style:family="paragraph" style:parent-style-name="Standard">
      <style:text-properties officeooo:rsid="000d0f8e" officeooo:paragraph-rsid="000da72e"/>
    </style:style>
    <style:style style:name="P5" style:family="paragraph" style:parent-style-name="Standard">
      <style:text-properties officeooo:rsid="001236c3" officeooo:paragraph-rsid="001236c3"/>
    </style:style>
    <style:style style:name="P6" style:family="paragraph" style:parent-style-name="Standard">
      <style:text-properties officeooo:rsid="0012642c" officeooo:paragraph-rsid="0012642c"/>
    </style:style>
    <style:style style:name="P7" style:family="paragraph" style:parent-style-name="Standard">
      <style:text-properties officeooo:rsid="0012ea9e" officeooo:paragraph-rsid="0012ea9e"/>
    </style:style>
    <style:style style:name="P8" style:family="paragraph" style:parent-style-name="Standard">
      <style:text-properties officeooo:rsid="0012ea9e" officeooo:paragraph-rsid="0014b7f5"/>
    </style:style>
    <style:style style:name="P9" style:family="paragraph" style:parent-style-name="Standard">
      <style:text-properties officeooo:rsid="0014b7f5" officeooo:paragraph-rsid="0014b7f5"/>
    </style:style>
    <style:style style:name="P10" style:family="paragraph" style:parent-style-name="Standard">
      <style:text-properties officeooo:rsid="0014b7f5" officeooo:paragraph-rsid="00152f86"/>
    </style:style>
    <style:style style:name="P11" style:family="paragraph" style:parent-style-name="Standard">
      <style:text-properties officeooo:rsid="00152f86" officeooo:paragraph-rsid="00152f86"/>
    </style:style>
    <style:style style:name="P12" style:family="paragraph" style:parent-style-name="Standard">
      <style:text-properties officeooo:rsid="0017245a" officeooo:paragraph-rsid="0017245a"/>
    </style:style>
    <style:style style:name="P13" style:family="paragraph" style:parent-style-name="Heading">
      <style:paragraph-properties fo:break-before="page"/>
    </style:style>
    <style:style style:name="P14" style:family="paragraph" style:parent-style-name="Standard" style:list-style-name="L1">
      <style:text-properties officeooo:rsid="000bf5ab" officeooo:paragraph-rsid="00152f86"/>
    </style:style>
    <style:style style:name="P15" style:family="paragraph" style:parent-style-name="Standard" style:list-style-name="L2">
      <style:text-properties officeooo:rsid="000bf5ab" officeooo:paragraph-rsid="00152f86"/>
    </style:style>
    <style:style style:name="P16" style:family="paragraph" style:parent-style-name="Standard" style:list-style-name="L1">
      <style:text-properties officeooo:rsid="000fda83" officeooo:paragraph-rsid="00152f86"/>
    </style:style>
    <style:style style:name="P17" style:family="paragraph" style:parent-style-name="Standard" style:list-style-name="L1">
      <style:text-properties officeooo:rsid="0017245a" officeooo:paragraph-rsid="0017245a"/>
    </style:style>
    <style:style style:name="P18" style:family="paragraph" style:parent-style-name="Standard" style:list-style-name="L3">
      <style:text-properties officeooo:rsid="0017245a" officeooo:paragraph-rsid="0017245a"/>
    </style:style>
    <style:style style:name="T1" style:family="text">
      <style:text-properties officeooo:rsid="000fda83"/>
    </style:style>
    <style:style style:name="T2" style:family="text">
      <style:text-properties officeooo:rsid="00117af4"/>
    </style:style>
    <style:style style:name="T3" style:family="text">
      <style:text-properties officeooo:rsid="001236c3"/>
    </style:style>
    <style:style style:name="T4" style:family="text">
      <style:text-properties officeooo:rsid="00125430"/>
    </style:style>
    <style:style style:name="T5" style:family="text">
      <style:text-properties officeooo:rsid="00152f86"/>
    </style:style>
    <style:style style:name="T6" style:family="text">
      <style:text-properties officeooo:rsid="00178e1e"/>
    </style:style>
    <style:style style:name="T7" style:family="text">
      <style:text-properties officeooo:rsid="001898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ernsteuerung<text:span text:style-name="T2">sprotokoll</text:span></text:p>
      <text:p text:style-name="Heading">Features</text:p>
      <text:p text:style-name="P1">- <text:span text:style-name="T5">Protokoll ist erst einmal Übertragungsunabhängig. Es kann per WLAN, RF24L01 oder einem anderen Protokoll übertragen werden. Es müssen nachrichten von max 32 Bytes sicher übertragen werden. Die Bibliothek liefert verschiedene Adapter mit, sodass die Anwendung mit allen unterstützten Adaptern lauffähig ist.</text:span></text:p>
      <text:p text:style-name="P1"/>
      <text:p text:style-name="P11">Die Features teilen sich in die 2 Kategorieren auf. </text:p>
      <text:h text:style-name="Heading_20_3" text:outline-level="3">Features Core Modul</text:h>
      <text:list xml:id="list7719743850864678067" text:style-name="L1">
        <text:list-item>
          <text:p text:style-name="P14">bis 1<text:span text:style-name="T1">6</text:span> analoge Kanäle</text:p>
        </text:list-item>
        <text:list-item>
          <text:p text:style-name="P14">bis zu <text:span text:style-name="T1">1024</text:span> digitale Kanäle</text:p>
        </text:list-item>
        <text:list-item>
          <text:p text:style-name="P16">Auflösung analoger Kanal 4096 (12 Bit)</text:p>
        </text:list-item>
        <text:list-item>
          <text:p text:style-name="P16">Prioritätskanäle: Es gibt 8 analoge und 64 digitale Kanäle die mit höherer Priorität und öfter übertragen werden.</text:p>
        </text:list-item>
        <text:list-item>
          <text:p text:style-name="P17">Rpi WLAN Proxy. </text:p>
        </text:list-item>
        <text:list-item>
          <text:p text:style-name="P17">Rpi RF24L01 Proxy</text:p>
        </text:list-item>
        <text:list-item>
          <text:p text:style-name="P17">Steuersoftware Browser und Android</text:p>
        </text:list-item>
      </text:list>
      <text:h text:style-name="Heading_20_3" text:outline-level="3">Features RF24L01 Modul</text:h>
      <text:list xml:id="list3643787863807967025" text:style-name="L2">
        <text:list-item>
          <text:p text:style-name="P15">automatisches Channel Hopping</text:p>
        </text:list-item>
        <text:list-item>
          <text:p text:style-name="P15">bis zu 3 Sender gleichzeitig bindbar</text:p>
        </text:list-item>
      </text:list>
      <text:h text:style-name="Heading_20_3" text:outline-level="3">Features WLAN Modul</text:h>
      <text:list xml:id="list6035081915118311280" text:style-name="L3">
        <text:list-item>
          <text:p text:style-name="P18">Einbindbar in vorhandes WLAN. </text:p>
        </text:list-item>
      </text:list>
      <text:p text:style-name="P12"/>
      <text:h text:style-name="Heading_20_2" text:outline-level="2">Bemerkungen</text:h>
      <text:p text:style-name="P2">3-Wege Schalter werden durch 2 Schaltkanäle implementiert.</text:p>
      <text:p text:style-name="P2">Auf der Empfängerseite können verschiedene Kanäle auf die Ausgänge frei verteilt werden. </text:p>
      <text:p text:style-name="Heading">Channelhopping Senderseite</text:p>
      <text:p text:style-name="Heading">Binden</text:p>
      <text:p text:style-name="Heading"/>
      <text:p text:style-name="P13">Übertragungsprotokoll</text:p>
      <text:p text:style-name="P2">Es sind 32 Bytes an Nutzdaten übertragbar. Wichtig ist, daß die <text:span text:style-name="T1">priorisierten</text:span> Kanäle schnell übertragen werden können, um <text:span text:style-name="T1">V</text:span>erzögerungen zu vermeiden.</text:p>
      <text:p text:style-name="P3">Das Datagramm sieht folgender massen aus:</text:p>
      <text:p text:style-name="P5">2 Bytes: Kennung des Datenpaketes als RC Paket. Fest df81</text:p>
      <text:p text:style-name="P3">2 Bytes: Datagramm Typ</text:p>
      <text:p text:style-name="P3"><text:span text:style-name="T4">1</text:span>-2<text:span text:style-name="T3">6</text:span> Bytes Datagramm Daten</text:p>
      <text:p text:style-name="P3">2 Byte CRC</text:p>
      <text:p text:style-name="P4"/>
      <table:table table:name="Tabelle1" table:style-name="Tabelle1">
        <table:table-column table:style-name="Tabelle1.A" table:number-columns-repeated="3"/>
        <table:table-header-rows>
          <table:table-row>
            <table:table-cell table:style-name="Tabelle1.A1" office:value-type="string">
              <text:p text:style-name="P3">Datagramm Type</text:p>
            </table:table-cell>
            <table:table-cell table:style-name="Tabelle1.A1" office:value-type="string">
              <text:p text:style-name="P3">Daten</text:p>
            </table:table-cell>
            <table:table-cell table:style-name="Tabelle1.C1" office:value-type="string">
              <text:p text:style-name="P3">Beschreibung</text:p>
            </table:table-cell>
          </table:table-row>
        </table:table-header-rows>
        <table:table-row>
          <table:table-cell table:style-name="Tabelle1.A2" office:value-type="string">
            <text:p text:style-name="P3">Prio<text:span text:style-name="T7">rity 1</text:span></text:p>
            <text:p text:style-name="P6">001<text:span text:style-name="T7">1</text:span></text:p>
          </table:table-cell>
          <table:table-cell table:style-name="Tabelle1.A2" office:value-type="string">
            <text:p text:style-name="P3">0..<text:span text:style-name="T3">7</text:span> Daten der analogen Kanäle 1..<text:span text:style-name="T3">4</text:span>, <text:span text:style-name="T3">8</text:span>-<text:span text:style-name="T6">16</text:span> digitale Kanäle 1..64</text:p>
            <text:p text:style-name="P6">8 Bytes Analog</text:p>
            <text:p text:style-name="P6">8 Bytes Digital</text:p>
          </table:table-cell>
          <table:table-cell table:style-name="Tabelle1.C2" office:value-type="string">
            <text:p text:style-name="P3">Dieses Datengramm dient der schnellen Übertragung der Priorisierten Kanäle. </text:p>
          </table:table-cell>
        </table:table-row>
        <table:table-row>
          <table:table-cell table:style-name="Tabelle1.A2" office:value-type="string">
            <text:p text:style-name="P3">Analog 1</text:p>
            <text:p text:style-name="P7">0081</text:p>
          </table:table-cell>
          <table:table-cell table:style-name="Tabelle1.A2" office:value-type="string">
            <text:p text:style-name="P3">0..15 Daten der analogen Kanäle 1..8</text:p>
            <text:p text:style-name="P7">16 Bytes Analog</text:p>
          </table:table-cell>
          <table:table-cell table:style-name="Tabelle1.C2" office:value-type="string">
            <text:p text:style-name="P3">Hier werden die ersten 8 analogen Kanäle übertragen.</text:p>
          </table:table-cell>
        </table:table-row>
        <table:table-row>
          <table:table-cell table:style-name="Tabelle1.A2" office:value-type="string">
            <text:p text:style-name="P3">Analog 2</text:p>
            <text:p text:style-name="P7">0082</text:p>
          </table:table-cell>
          <table:table-cell table:style-name="Tabelle1.A2" office:value-type="string">
            <text:p text:style-name="P3">0..15 Daten der analogen Kanäle 9..16</text:p>
            <text:p text:style-name="P7">16 Bytes Analog</text:p>
          </table:table-cell>
          <table:table-cell table:style-name="Tabelle1.C2" office:value-type="string">
            <text:p text:style-name="P3">Hier werden die zweiten 8 analogen Kanäle übertragen.</text:p>
          </table:table-cell>
        </table:table-row>
        <table:table-row>
          <table:table-cell table:style-name="Tabelle1.A2" office:value-type="string">
            <text:p text:style-name="P3">Digital 1</text:p>
            <text:p text:style-name="P7">00<text:span text:style-name="T7">4</text:span>1 </text:p>
          </table:table-cell>
          <table:table-cell table:style-name="Tabelle1.A2" office:value-type="string">
            <text:p text:style-name="P3">0..23 192 digitale Kanäle</text:p>
            <text:p text:style-name="P7">24 Bytes Digital</text:p>
          </table:table-cell>
          <table:table-cell table:style-name="Tabelle1.C2" office:value-type="string">
            <text:p text:style-name="P3">Hier werden 192 digitale Kanäle übertragen</text:p>
          </table:table-cell>
        </table:table-row>
        <table:table-row>
          <table:table-cell table:style-name="Tabelle1.A2" office:value-type="string">
            <text:p text:style-name="P9">Digital 2</text:p>
            <text:p text:style-name="P9">00<text:span text:style-name="T7">42</text:span></text:p>
          </table:table-cell>
          <table:table-cell table:style-name="Tabelle1.A2" office:value-type="string">
            <text:p text:style-name="P9">24..47 192 digitale Kanäle</text:p>
            <text:p text:style-name="P8">24 Bytes Digital</text:p>
          </table:table-cell>
          <table:table-cell table:style-name="Tabelle1.C2" office:value-type="string">
            <text:p text:style-name="P9">Hier werden 192 digitale Kanäle übertragen</text:p>
          </table:table-cell>
        </table:table-row>
        <table:table-row>
          <table:table-cell table:style-name="Tabelle1.A2" office:value-type="string">
            <text:p text:style-name="P9">Mix 1</text:p>
            <text:p text:style-name="P9">0021</text:p>
          </table:table-cell>
          <table:table-cell table:style-name="Tabelle1.A2" office:value-type="string">
            <text:p text:style-name="P9">Analog 1..4</text:p>
            <text:p text:style-name="P9">Digital 1..128</text:p>
            <text:p text:style-name="P9">8 Bytes Analog</text:p>
            <text:p text:style-name="P9">16 Bytes Digital</text:p>
          </table:table-cell>
          <table:table-cell table:style-name="Tabelle1.C2" office:value-type="string">
            <text:p text:style-name="P11">Mix der ersten 4 analogen Kanäle und 128 digitalen Kanäle</text:p>
          </table:table-cell>
        </table:table-row>
        <table:table-row>
          <table:table-cell table:style-name="Tabelle1.A2" office:value-type="string">
            <text:p text:style-name="P11">Mix 2</text:p>
            <text:p text:style-name="P11">0022</text:p>
          </table:table-cell>
          <table:table-cell table:style-name="Tabelle1.A2" office:value-type="string">
            <text:p text:style-name="P11">Analog 5..8</text:p>
            <text:p text:style-name="P11">Digital 129..265</text:p>
            <text:p text:style-name="P10">8 Bytes Analog</text:p>
            <text:p text:style-name="P10">16 Bytes Digital</text:p>
          </table:table-cell>
          <table:table-cell table:style-name="Tabelle1.C2" office:value-type="string">
            <text:p text:style-name="P11">Mix der zweiten 4 analogen Kanäle und 2. Satz 128 digitalen Kanäle</text:p>
          </table:table-cell>
        </table:table-row>
      </table:table>
      <text:p text:style-name="P3"/>
      <text:p text:style-name="P3"/>
      <text:p text:style-name="P3">Leher-Schüler Betrieb mit Priorisiertn Meld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31S</meta:editing-duration>
    <meta:editing-cycles>14</meta:editing-cycles>
    <meta:generator>LibreOffice/5.0.1.2$Windows_x86 LibreOffice_project/81898c9f5c0d43f3473ba111d7b351050be20261</meta:generator>
    <dc:date>2015-11-13T09:39:00.680000000</dc:date>
    <dc:creator>Wilfried Klaas</dc:creator>
    <meta:document-statistic meta:table-count="1" meta:image-count="0" meta:object-count="0" meta:page-count="2" meta:paragraph-count="73" meta:word-count="356" meta:character-count="2279" meta:non-whitespace-character-count="2000"/>
    <meta:user-defined meta:name="Info 1"/>
    <meta:user-defined meta:name="Info 2"/>
    <meta:user-defined meta:name="Info 3"/>
    <meta:user-defined meta:name="Info 4"/>
  </office:meta>
</office:document-meta>
</file>